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81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>
            <text:p>Bal</text:p>
          </table:table-cell>
          <table:table-cell office:value-type="string">
            <text:p>Prin</text:p>
          </table:table-cell>
          <table:table-cell office:value-type="string">
            <text:p>int</text:p>
          </table:table-cell>
          <table:table-cell/>
        </table:table-row>
        <table:table-row table:style-name="ro1">
          <table:table-cell table:number-columns-repeated="2"/>
          <table:table-cell table:formula="of:=[.A4]" office:value-type="float" office:value="10000">
            <text:p>10000</text:p>
          </table:table-cell>
          <table:table-cell table:number-columns-repeated="3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formula="of:=[.C2]-[.D3]" office:value-type="currency" office:currency="INR" office:value="9809.63359406625">
            <text:p>Rs.9,809.63</text:p>
          </table:table-cell>
          <table:table-cell table:formula="of:=[.$F$3]-[.E3]" office:value-type="currency" office:currency="INR" office:value="190.366405933745">
            <text:p>Rs.190.37</text:p>
          </table:table-cell>
          <table:table-cell table:formula="of:=[.$A$3]/50*[.C2]" office:value-type="float" office:value="20">
            <text:p>20</text:p>
          </table:table-cell>
          <table:table-cell table:formula="of:=-PMT([.$A$3]/50;50;[.$A$4];0;0)" office:value-type="currency" office:currency="INR" office:value="210.366405933745">
            <text:p>Rs.210.37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table:formula="of:=[.C3]-[.D4]" office:value-type="currency" office:currency="INR" office:value="9618.88645532064">
            <text:p>Rs.9,618.89</text:p>
          </table:table-cell>
          <table:table-cell table:formula="of:=[.$F$3]-[.E4]" office:value-type="currency" office:currency="INR" office:value="190.747138745613">
            <text:p>Rs.190.75</text:p>
          </table:table-cell>
          <table:table-cell table:formula="of:=[.$A$3]/50*[.C3]" office:value-type="currency" office:currency="INR" office:value="19.6192671881325">
            <text:p>Rs.19.62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4]-[.D5]" office:value-type="currency" office:currency="INR" office:value="9427.75782229754">
            <text:p>Rs.9,427.76</text:p>
          </table:table-cell>
          <table:table-cell table:formula="of:=[.$F$3]-[.E5]" office:value-type="currency" office:currency="INR" office:value="191.128633023104">
            <text:p>Rs.191.13</text:p>
          </table:table-cell>
          <table:table-cell table:formula="of:=[.$A$3]/50*[.C4]" office:value-type="currency" office:currency="INR" office:value="19.2377729106413">
            <text:p>Rs.19.24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5]-[.D6]" office:value-type="currency" office:currency="INR" office:value="9236.24693200839">
            <text:p>Rs.9,236.25</text:p>
          </table:table-cell>
          <table:table-cell table:formula="of:=[.$F$3]-[.E6]" office:value-type="currency" office:currency="INR" office:value="191.51089028915">
            <text:p>Rs.191.51</text:p>
          </table:table-cell>
          <table:table-cell table:formula="of:=[.$A$3]/50*[.C5]" office:value-type="currency" office:currency="INR" office:value="18.8555156445951">
            <text:p>Rs.18.8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6]-[.D7]" office:value-type="currency" office:currency="INR" office:value="9044.35301993866">
            <text:p>Rs.9,044.35</text:p>
          </table:table-cell>
          <table:table-cell table:formula="of:=[.$F$3]-[.E7]" office:value-type="currency" office:currency="INR" office:value="191.893912069729">
            <text:p>Rs.191.89</text:p>
          </table:table-cell>
          <table:table-cell table:formula="of:=[.$A$3]/50*[.C6]" office:value-type="currency" office:currency="INR" office:value="18.4724938640168">
            <text:p>Rs.18.47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7]-[.D8]" office:value-type="currency" office:currency="INR" office:value="8852.07532004479">
            <text:p>Rs.8,852.08</text:p>
          </table:table-cell>
          <table:table-cell table:formula="of:=[.$F$3]-[.E8]" office:value-type="currency" office:currency="INR" office:value="192.277699893868">
            <text:p>Rs.192.28</text:p>
          </table:table-cell>
          <table:table-cell table:formula="of:=[.$A$3]/50*[.C7]" office:value-type="currency" office:currency="INR" office:value="18.0887060398773">
            <text:p>Rs.18.09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8]-[.D9]" office:value-type="currency" office:currency="INR" office:value="8659.41306475113">
            <text:p>Rs.8,659.41</text:p>
          </table:table-cell>
          <table:table-cell table:formula="of:=[.$F$3]-[.E9]" office:value-type="currency" office:currency="INR" office:value="192.662255293656">
            <text:p>Rs.192.66</text:p>
          </table:table-cell>
          <table:table-cell table:formula="of:=[.$A$3]/50*[.C8]" office:value-type="currency" office:currency="INR" office:value="17.7041506400896">
            <text:p>Rs.17.7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9]-[.D10]" office:value-type="currency" office:currency="INR" office:value="8466.36548494689">
            <text:p>Rs.8,466.37</text:p>
          </table:table-cell>
          <table:table-cell table:formula="of:=[.$F$3]-[.E10]" office:value-type="currency" office:currency="INR" office:value="193.047579804243">
            <text:p>Rs.193.05</text:p>
          </table:table-cell>
          <table:table-cell table:formula="of:=[.$A$3]/50*[.C9]" office:value-type="currency" office:currency="INR" office:value="17.3188261295023">
            <text:p>Rs.17.32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10]-[.D11]" office:value-type="currency" office:currency="INR" office:value="8272.93180998304">
            <text:p>Rs.8,272.93</text:p>
          </table:table-cell>
          <table:table-cell table:formula="of:=[.$F$3]-[.E11]" office:value-type="currency" office:currency="INR" office:value="193.433674963852">
            <text:p>Rs.193.43</text:p>
          </table:table-cell>
          <table:table-cell table:formula="of:=[.$A$3]/50*[.C10]" office:value-type="currency" office:currency="INR" office:value="16.9327309698938">
            <text:p>Rs.16.93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11]-[.D12]" office:value-type="currency" office:currency="INR" office:value="8079.11126766926">
            <text:p>Rs.8,079.11</text:p>
          </table:table-cell>
          <table:table-cell table:formula="of:=[.$F$3]-[.E12]" office:value-type="currency" office:currency="INR" office:value="193.820542313779">
            <text:p>Rs.193.82</text:p>
          </table:table-cell>
          <table:table-cell table:formula="of:=[.$A$3]/50*[.C11]" office:value-type="currency" office:currency="INR" office:value="16.5458636199661">
            <text:p>Rs.16.55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12]-[.D13]" office:value-type="currency" office:currency="INR" office:value="7884.90308427085">
            <text:p>Rs.7,884.90</text:p>
          </table:table-cell>
          <table:table-cell table:formula="of:=[.$F$3]-[.E13]" office:value-type="currency" office:currency="INR" office:value="194.208183398407">
            <text:p>Rs.194.21</text:p>
          </table:table-cell>
          <table:table-cell table:formula="of:=[.$A$3]/50*[.C12]" office:value-type="currency" office:currency="INR" office:value="16.1582225353385">
            <text:p>Rs.16.16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13]-[.D14]" office:value-type="currency" office:currency="INR" office:value="7690.30648450565">
            <text:p>Rs.7,690.31</text:p>
          </table:table-cell>
          <table:table-cell table:formula="of:=[.$F$3]-[.E14]" office:value-type="currency" office:currency="INR" office:value="194.596599765204">
            <text:p>Rs.194.60</text:p>
          </table:table-cell>
          <table:table-cell table:formula="of:=[.$A$3]/50*[.C13]" office:value-type="currency" office:currency="INR" office:value="15.7698061685417">
            <text:p>Rs.15.77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14]-[.D15]" office:value-type="currency" office:currency="INR" office:value="7495.32069154092">
            <text:p>Rs.7,495.32</text:p>
          </table:table-cell>
          <table:table-cell table:formula="of:=[.$F$3]-[.E15]" office:value-type="currency" office:currency="INR" office:value="194.985792964734">
            <text:p>Rs.194.99</text:p>
          </table:table-cell>
          <table:table-cell table:formula="of:=[.$A$3]/50*[.C14]" office:value-type="currency" office:currency="INR" office:value="15.3806129690113">
            <text:p>Rs.15.38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15]-[.D16]" office:value-type="currency" office:currency="INR" office:value="7299.94492699025">
            <text:p>Rs.7,299.94</text:p>
          </table:table-cell>
          <table:table-cell table:formula="of:=[.$F$3]-[.E16]" office:value-type="currency" office:currency="INR" office:value="195.375764550664">
            <text:p>Rs.195.38</text:p>
          </table:table-cell>
          <table:table-cell table:formula="of:=[.$A$3]/50*[.C15]" office:value-type="currency" office:currency="INR" office:value="14.9906413830818">
            <text:p>Rs.14.99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16]-[.D17]" office:value-type="currency" office:currency="INR" office:value="7104.17841091049">
            <text:p>Rs.7,104.18</text:p>
          </table:table-cell>
          <table:table-cell table:formula="of:=[.$F$3]-[.E17]" office:value-type="currency" office:currency="INR" office:value="195.766516079765">
            <text:p>Rs.195.77</text:p>
          </table:table-cell>
          <table:table-cell table:formula="of:=[.$A$3]/50*[.C16]" office:value-type="currency" office:currency="INR" office:value="14.5998898539805">
            <text:p>Rs.14.60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17]-[.D18]" office:value-type="currency" office:currency="INR" office:value="6908.02036179856">
            <text:p>Rs.6,908.02</text:p>
          </table:table-cell>
          <table:table-cell table:formula="of:=[.$F$3]-[.E18]" office:value-type="currency" office:currency="INR" office:value="196.158049111924">
            <text:p>Rs.196.16</text:p>
          </table:table-cell>
          <table:table-cell table:formula="of:=[.$A$3]/50*[.C17]" office:value-type="currency" office:currency="INR" office:value="14.208356821821">
            <text:p>Rs.14.21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18]-[.D19]" office:value-type="currency" office:currency="INR" office:value="6711.46999658841">
            <text:p>Rs.6,711.47</text:p>
          </table:table-cell>
          <table:table-cell table:formula="of:=[.$F$3]-[.E19]" office:value-type="currency" office:currency="INR" office:value="196.550365210148">
            <text:p>Rs.196.55</text:p>
          </table:table-cell>
          <table:table-cell table:formula="of:=[.$A$3]/50*[.C18]" office:value-type="currency" office:currency="INR" office:value="13.8160407235971">
            <text:p>Rs.13.82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19]-[.D20]" office:value-type="currency" office:currency="INR" office:value="6514.52653064784">
            <text:p>Rs.6,514.53</text:p>
          </table:table-cell>
          <table:table-cell table:formula="of:=[.$F$3]-[.E20]" office:value-type="currency" office:currency="INR" office:value="196.943465940569">
            <text:p>Rs.196.94</text:p>
          </table:table-cell>
          <table:table-cell table:formula="of:=[.$A$3]/50*[.C19]" office:value-type="currency" office:currency="INR" office:value="13.4229399931768">
            <text:p>Rs.13.42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20]-[.D21]" office:value-type="currency" office:currency="INR" office:value="6317.1891777754">
            <text:p>Rs.6,317.19</text:p>
          </table:table-cell>
          <table:table-cell table:formula="of:=[.$F$3]-[.E21]" office:value-type="currency" office:currency="INR" office:value="197.33735287245">
            <text:p>Rs.197.34</text:p>
          </table:table-cell>
          <table:table-cell table:formula="of:=[.$A$3]/50*[.C20]" office:value-type="currency" office:currency="INR" office:value="13.0290530612957">
            <text:p>Rs.13.03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21]-[.D22]" office:value-type="currency" office:currency="INR" office:value="6119.4571501972">
            <text:p>Rs.6,119.46</text:p>
          </table:table-cell>
          <table:table-cell table:formula="of:=[.$F$3]-[.E22]" office:value-type="currency" office:currency="INR" office:value="197.732027578195">
            <text:p>Rs.197.73</text:p>
          </table:table-cell>
          <table:table-cell table:formula="of:=[.$A$3]/50*[.C21]" office:value-type="currency" office:currency="INR" office:value="12.6343783555508">
            <text:p>Rs.12.63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22]-[.D23]" office:value-type="currency" office:currency="INR" office:value="5921.32965856385">
            <text:p>Rs.5,921.33</text:p>
          </table:table-cell>
          <table:table-cell table:formula="of:=[.$F$3]-[.E23]" office:value-type="currency" office:currency="INR" office:value="198.127491633351">
            <text:p>Rs.198.13</text:p>
          </table:table-cell>
          <table:table-cell table:formula="of:=[.$A$3]/50*[.C22]" office:value-type="currency" office:currency="INR" office:value="12.2389143003944">
            <text:p>Rs.12.24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23]-[.D24]" office:value-type="currency" office:currency="INR" office:value="5722.80591194723">
            <text:p>Rs.5,722.81</text:p>
          </table:table-cell>
          <table:table-cell table:formula="of:=[.$F$3]-[.E24]" office:value-type="currency" office:currency="INR" office:value="198.523746616618">
            <text:p>Rs.198.52</text:p>
          </table:table-cell>
          <table:table-cell table:formula="of:=[.$A$3]/50*[.C23]" office:value-type="currency" office:currency="INR" office:value="11.8426593171277">
            <text:p>Rs.11.84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24]-[.D25]" office:value-type="currency" office:currency="INR" office:value="5523.88511783738">
            <text:p>Rs.5,523.89</text:p>
          </table:table-cell>
          <table:table-cell table:formula="of:=[.$F$3]-[.E25]" office:value-type="currency" office:currency="INR" office:value="198.920794109851">
            <text:p>Rs.198.92</text:p>
          </table:table-cell>
          <table:table-cell table:formula="of:=[.$A$3]/50*[.C24]" office:value-type="currency" office:currency="INR" office:value="11.4456118238945">
            <text:p>Rs.11.45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25]-[.D26]" office:value-type="currency" office:currency="INR" office:value="5324.56648213931">
            <text:p>Rs.5,324.57</text:p>
          </table:table-cell>
          <table:table-cell table:formula="of:=[.$F$3]-[.E26]" office:value-type="currency" office:currency="INR" office:value="199.318635698071">
            <text:p>Rs.199.32</text:p>
          </table:table-cell>
          <table:table-cell table:formula="of:=[.$A$3]/50*[.C25]" office:value-type="currency" office:currency="INR" office:value="11.0477702356748">
            <text:p>Rs.11.05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26]-[.D27]" office:value-type="currency" office:currency="INR" office:value="5124.84920916984">
            <text:p>Rs.5,124.85</text:p>
          </table:table-cell>
          <table:table-cell table:formula="of:=[.$F$3]-[.E27]" office:value-type="currency" office:currency="INR" office:value="199.717272969467">
            <text:p>Rs.199.72</text:p>
          </table:table-cell>
          <table:table-cell table:formula="of:=[.$A$3]/50*[.C26]" office:value-type="currency" office:currency="INR" office:value="10.6491329642786">
            <text:p>Rs.10.65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27]-[.D28]" office:value-type="currency" office:currency="INR" office:value="4924.73250165444">
            <text:p>Rs.4,924.73</text:p>
          </table:table-cell>
          <table:table-cell table:formula="of:=[.$F$3]-[.E28]" office:value-type="currency" office:currency="INR" office:value="200.116707515406">
            <text:p>Rs.200.12</text:p>
          </table:table-cell>
          <table:table-cell table:formula="of:=[.$A$3]/50*[.C27]" office:value-type="currency" office:currency="INR" office:value="10.2496984183397">
            <text:p>Rs.10.25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28]-[.D29]" office:value-type="currency" office:currency="INR" office:value="4724.215560724">
            <text:p>Rs.4,724.22</text:p>
          </table:table-cell>
          <table:table-cell table:formula="of:=[.$F$3]-[.E29]" office:value-type="currency" office:currency="INR" office:value="200.516940930437">
            <text:p>Rs.200.52</text:p>
          </table:table-cell>
          <table:table-cell table:formula="of:=[.$A$3]/50*[.C28]" office:value-type="currency" office:currency="INR" office:value="9.84946500330887">
            <text:p>Rs.9.85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29]-[.D30]" office:value-type="currency" office:currency="INR" office:value="4523.2975859117">
            <text:p>Rs.4,523.30</text:p>
          </table:table-cell>
          <table:table-cell table:formula="of:=[.$F$3]-[.E30]" office:value-type="currency" office:currency="INR" office:value="200.917974812297">
            <text:p>Rs.200.92</text:p>
          </table:table-cell>
          <table:table-cell table:formula="of:=[.$A$3]/50*[.C29]" office:value-type="currency" office:currency="INR" office:value="9.448431121448">
            <text:p>Rs.9.45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30]-[.D31]" office:value-type="currency" office:currency="INR" office:value="4321.97777514978">
            <text:p>Rs.4,321.98</text:p>
          </table:table-cell>
          <table:table-cell table:formula="of:=[.$F$3]-[.E31]" office:value-type="currency" office:currency="INR" office:value="201.319810761922">
            <text:p>Rs.201.32</text:p>
          </table:table-cell>
          <table:table-cell table:formula="of:=[.$A$3]/50*[.C30]" office:value-type="currency" office:currency="INR" office:value="9.04659517182341">
            <text:p>Rs.9.05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31]-[.D32]" office:value-type="currency" office:currency="INR" office:value="4120.25532476633">
            <text:p>Rs.4,120.26</text:p>
          </table:table-cell>
          <table:table-cell table:formula="of:=[.$F$3]-[.E32]" office:value-type="currency" office:currency="INR" office:value="201.722450383446">
            <text:p>Rs.201.72</text:p>
          </table:table-cell>
          <table:table-cell table:formula="of:=[.$A$3]/50*[.C31]" office:value-type="currency" office:currency="INR" office:value="8.64395555029956">
            <text:p>Rs.8.64</text:p>
          </table:table-cell>
          <table:table-cell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32]-[.D33]" office:value-type="currency" office:currency="INR" office:value="3918.12942948212">
            <text:p>Rs.3,918.13</text:p>
          </table:table-cell>
          <table:table-cell table:formula="of:=[.$F$3]-[.E33]" office:value-type="currency" office:currency="INR" office:value="202.125895284213">
            <text:p>Rs.202.13</text:p>
          </table:table-cell>
          <table:table-cell table:formula="of:=[.$A$3]/50*[.C32]" office:value-type="currency" office:currency="INR" office:value="8.24051064953267">
            <text:p>Rs.8.24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33]-[.D34]" office:value-type="currency" office:currency="INR" office:value="3715.59928240734">
            <text:p>Rs.3,715.60</text:p>
          </table:table-cell>
          <table:table-cell table:formula="of:=[.$F$3]-[.E34]" office:value-type="currency" office:currency="INR" office:value="202.530147074781">
            <text:p>Rs.202.53</text:p>
          </table:table-cell>
          <table:table-cell table:formula="of:=[.$A$3]/50*[.C33]" office:value-type="currency" office:currency="INR" office:value="7.83625885896424">
            <text:p>Rs.7.84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34]-[.D35]" office:value-type="currency" office:currency="INR" office:value="3512.66407503841">
            <text:p>Rs.3,512.66</text:p>
          </table:table-cell>
          <table:table-cell table:formula="of:=[.$F$3]-[.E35]" office:value-type="currency" office:currency="INR" office:value="202.935207368931">
            <text:p>Rs.202.94</text:p>
          </table:table-cell>
          <table:table-cell table:formula="of:=[.$A$3]/50*[.C34]" office:value-type="currency" office:currency="INR" office:value="7.43119856481468">
            <text:p>Rs.7.43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35]-[.D36]" office:value-type="currency" office:currency="INR" office:value="3309.32299725474">
            <text:p>Rs.3,309.32</text:p>
          </table:table-cell>
          <table:table-cell table:formula="of:=[.$F$3]-[.E36]" office:value-type="currency" office:currency="INR" office:value="203.341077783669">
            <text:p>Rs.203.34</text:p>
          </table:table-cell>
          <table:table-cell table:formula="of:=[.$A$3]/50*[.C35]" office:value-type="currency" office:currency="INR" office:value="7.02532815007682">
            <text:p>Rs.7.03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36]-[.D37]" office:value-type="currency" office:currency="INR" office:value="3105.57523731551">
            <text:p>Rs.3,105.58</text:p>
          </table:table-cell>
          <table:table-cell table:formula="of:=[.$F$3]-[.E37]" office:value-type="currency" office:currency="INR" office:value="203.747759939236">
            <text:p>Rs.203.75</text:p>
          </table:table-cell>
          <table:table-cell table:formula="of:=[.$A$3]/50*[.C36]" office:value-type="currency" office:currency="INR" office:value="6.61864599450948">
            <text:p>Rs.6.62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37]-[.D38]" office:value-type="currency" office:currency="INR" office:value="2901.41998185639">
            <text:p>Rs.2,901.42</text:p>
          </table:table-cell>
          <table:table-cell table:formula="of:=[.$F$3]-[.E38]" office:value-type="currency" office:currency="INR" office:value="204.155255459114">
            <text:p>Rs.204.16</text:p>
          </table:table-cell>
          <table:table-cell table:formula="of:=[.$A$3]/50*[.C37]" office:value-type="currency" office:currency="INR" office:value="6.21115047463101">
            <text:p>Rs.6.21</text:p>
          </table:table-cell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38]-[.D39]" office:value-type="currency" office:currency="INR" office:value="2696.85641588636">
            <text:p>Rs.2,696.86</text:p>
          </table:table-cell>
          <table:table-cell table:formula="of:=[.$F$3]-[.E39]" office:value-type="currency" office:currency="INR" office:value="204.563565970033">
            <text:p>Rs.204.56</text:p>
          </table:table-cell>
          <table:table-cell table:formula="of:=[.$A$3]/50*[.C38]" office:value-type="currency" office:currency="INR" office:value="5.80283996371278">
            <text:p>Rs.5.80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C39]-[.D40]" office:value-type="currency" office:currency="INR" office:value="2491.88372278439">
            <text:p>Rs.2,491.88</text:p>
          </table:table-cell>
          <table:table-cell table:formula="of:=[.$F$3]-[.E40]" office:value-type="currency" office:currency="INR" office:value="204.972693101973">
            <text:p>Rs.204.97</text:p>
          </table:table-cell>
          <table:table-cell table:formula="of:=[.$A$3]/50*[.C39]" office:value-type="currency" office:currency="INR" office:value="5.39371283177272">
            <text:p>Rs.5.39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C40]-[.D41]" office:value-type="currency" office:currency="INR" office:value="2286.50108429621">
            <text:p>Rs.2,286.50</text:p>
          </table:table-cell>
          <table:table-cell table:formula="of:=[.$F$3]-[.E41]" office:value-type="currency" office:currency="INR" office:value="205.382638488177">
            <text:p>Rs.205.38</text:p>
          </table:table-cell>
          <table:table-cell table:formula="of:=[.$A$3]/50*[.C40]" office:value-type="currency" office:currency="INR" office:value="4.98376744556877">
            <text:p>Rs.4.98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C41]-[.D42]" office:value-type="currency" office:currency="INR" office:value="2080.70768053106">
            <text:p>Rs.2,080.71</text:p>
          </table:table-cell>
          <table:table-cell table:formula="of:=[.$F$3]-[.E42]" office:value-type="currency" office:currency="INR" office:value="205.793403765153">
            <text:p>Rs.205.79</text:p>
          </table:table-cell>
          <table:table-cell table:formula="of:=[.$A$3]/50*[.C41]" office:value-type="currency" office:currency="INR" office:value="4.57300216859242">
            <text:p>Rs.4.57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C42]-[.D43]" office:value-type="currency" office:currency="INR" office:value="1874.50268995837">
            <text:p>Rs.1,874.50</text:p>
          </table:table-cell>
          <table:table-cell table:formula="of:=[.$F$3]-[.E43]" office:value-type="currency" office:currency="INR" office:value="206.204990572683">
            <text:p>Rs.206.20</text:p>
          </table:table-cell>
          <table:table-cell table:formula="of:=[.$A$3]/50*[.C42]" office:value-type="currency" office:currency="INR" office:value="4.16141536106211">
            <text:p>Rs.4.16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C43]-[.D44]" office:value-type="currency" office:currency="INR" office:value="1667.88528940454">
            <text:p>Rs.1,667.89</text:p>
          </table:table-cell>
          <table:table-cell table:formula="of:=[.$F$3]-[.E44]" office:value-type="currency" office:currency="INR" office:value="206.617400553829">
            <text:p>Rs.206.62</text:p>
          </table:table-cell>
          <table:table-cell table:formula="of:=[.$A$3]/50*[.C43]" office:value-type="currency" office:currency="INR" office:value="3.74900537991675">
            <text:p>Rs.3.75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C44]-[.D45]" office:value-type="currency" office:currency="INR" office:value="1460.85465404961">
            <text:p>Rs.1,460.85</text:p>
          </table:table-cell>
          <table:table-cell table:formula="of:=[.$F$3]-[.E45]" office:value-type="currency" office:currency="INR" office:value="207.030635354936">
            <text:p>Rs.207.03</text:p>
          </table:table-cell>
          <table:table-cell table:formula="of:=[.$A$3]/50*[.C44]" office:value-type="currency" office:currency="INR" office:value="3.33577057880909">
            <text:p>Rs.3.34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C45]-[.D46]" office:value-type="currency" office:currency="INR" office:value="1253.40995742396">
            <text:p>Rs.1,253.41</text:p>
          </table:table-cell>
          <table:table-cell table:formula="of:=[.$F$3]-[.E46]" office:value-type="currency" office:currency="INR" office:value="207.444696625646">
            <text:p>Rs.207.44</text:p>
          </table:table-cell>
          <table:table-cell table:formula="of:=[.$A$3]/50*[.C45]" office:value-type="currency" office:currency="INR" office:value="2.92170930809921">
            <text:p>Rs.2.92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C46]-[.D47]" office:value-type="currency" office:currency="INR" office:value="1045.55037140506">
            <text:p>Rs.1,045.55</text:p>
          </table:table-cell>
          <table:table-cell table:formula="of:=[.$F$3]-[.E47]" office:value-type="currency" office:currency="INR" office:value="207.859586018898">
            <text:p>Rs.207.86</text:p>
          </table:table-cell>
          <table:table-cell table:formula="of:=[.$A$3]/50*[.C46]" office:value-type="currency" office:currency="INR" office:value="2.50681991484792">
            <text:p>Rs.2.51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C47]-[.D48]" office:value-type="currency" office:currency="INR" office:value="837.275066214128">
            <text:p>Rs.837.28</text:p>
          </table:table-cell>
          <table:table-cell table:formula="of:=[.$F$3]-[.E48]" office:value-type="currency" office:currency="INR" office:value="208.275305190935">
            <text:p>Rs.208.28</text:p>
          </table:table-cell>
          <table:table-cell table:formula="of:=[.$A$3]/50*[.C47]" office:value-type="currency" office:currency="INR" office:value="2.09110074281013">
            <text:p>Rs.2.09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C48]-[.D49]" office:value-type="currency" office:currency="INR" office:value="628.583210412811">
            <text:p>Rs.628.58</text:p>
          </table:table-cell>
          <table:table-cell table:formula="of:=[.$F$3]-[.E49]" office:value-type="currency" office:currency="INR" office:value="208.691855801317">
            <text:p>Rs.208.69</text:p>
          </table:table-cell>
          <table:table-cell table:formula="of:=[.$A$3]/50*[.C48]" office:value-type="currency" office:currency="INR" office:value="1.67455013242826">
            <text:p>Rs.1.67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C49]-[.D50]" office:value-type="currency" office:currency="INR" office:value="419.473970899891">
            <text:p>Rs.419.47</text:p>
          </table:table-cell>
          <table:table-cell table:formula="of:=[.$F$3]-[.E50]" office:value-type="currency" office:currency="INR" office:value="209.10923951292">
            <text:p>Rs.209.11</text:p>
          </table:table-cell>
          <table:table-cell table:formula="of:=[.$A$3]/50*[.C49]" office:value-type="currency" office:currency="INR" office:value="1.25716642082562">
            <text:p>Rs.1.26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C50]-[.D51]" office:value-type="currency" office:currency="INR" office:value="209.946512907945">
            <text:p>Rs.209.95</text:p>
          </table:table-cell>
          <table:table-cell table:formula="of:=[.$F$3]-[.E51]" office:value-type="currency" office:currency="INR" office:value="209.527457991946">
            <text:p>Rs.209.53</text:p>
          </table:table-cell>
          <table:table-cell table:formula="of:=[.$A$3]/50*[.C50]" office:value-type="currency" office:currency="INR" office:value="0.838947941799782">
            <text:p>Rs.0.84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51]-[.D52]" office:value-type="currency" office:currency="INR" office:value="0.000000000015830892152735">
            <text:p>Rs.0.00</text:p>
          </table:table-cell>
          <table:table-cell table:formula="of:=[.$F$3]-[.E52]" office:value-type="currency" office:currency="INR" office:value="209.94651290793">
            <text:p>Rs.209.95</text:p>
          </table:table-cell>
          <table:table-cell table:formula="of:=[.$A$3]/50*[.C51]" office:value-type="currency" office:currency="INR" office:value="0.419893025815891">
            <text:p>Rs.0.42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9809.63359406625">
            <text:p>9809.63</text:p>
          </table:table-cell>
          <table:table-cell office:value-type="float" office:value="190.366405933745">
            <text:p>190.3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18.88645532064">
            <text:p>9618.89</text:p>
          </table:table-cell>
          <table:table-cell office:value-type="float" office:value="190.747138745613">
            <text:p>190.75</text:p>
          </table:table-cell>
          <table:table-cell office:value-type="float" office:value="19.6192671881325">
            <text:p>19.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427.75782229754">
            <text:p>9427.76</text:p>
          </table:table-cell>
          <table:table-cell office:value-type="float" office:value="191.128633023104">
            <text:p>191.13</text:p>
          </table:table-cell>
          <table:table-cell office:value-type="float" office:value="19.2377729106413">
            <text:p>19.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236.24693200839">
            <text:p>9236.25</text:p>
          </table:table-cell>
          <table:table-cell office:value-type="float" office:value="191.51089028915">
            <text:p>191.51</text:p>
          </table:table-cell>
          <table:table-cell office:value-type="float" office:value="18.8555156445951">
            <text:p>18.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044.35301993866">
            <text:p>9044.35</text:p>
          </table:table-cell>
          <table:table-cell office:value-type="float" office:value="191.893912069729">
            <text:p>191.89</text:p>
          </table:table-cell>
          <table:table-cell office:value-type="float" office:value="18.4724938640168">
            <text:p>18.4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852.07532004479">
            <text:p>8852.08</text:p>
          </table:table-cell>
          <table:table-cell office:value-type="float" office:value="192.277699893868">
            <text:p>192.28</text:p>
          </table:table-cell>
          <table:table-cell office:value-type="float" office:value="18.0887060398773">
            <text:p>18.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659.41306475113">
            <text:p>8659.41</text:p>
          </table:table-cell>
          <table:table-cell office:value-type="float" office:value="192.662255293656">
            <text:p>192.66</text:p>
          </table:table-cell>
          <table:table-cell office:value-type="float" office:value="17.7041506400896">
            <text:p>17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466.36548494689">
            <text:p>8466.37</text:p>
          </table:table-cell>
          <table:table-cell office:value-type="float" office:value="193.047579804243">
            <text:p>193.05</text:p>
          </table:table-cell>
          <table:table-cell office:value-type="float" office:value="17.3188261295023">
            <text:p>17.3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272.93180998304">
            <text:p>8272.93</text:p>
          </table:table-cell>
          <table:table-cell office:value-type="float" office:value="193.433674963852">
            <text:p>193.43</text:p>
          </table:table-cell>
          <table:table-cell office:value-type="float" office:value="16.9327309698938">
            <text:p>16.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79.11126766926">
            <text:p>8079.11</text:p>
          </table:table-cell>
          <table:table-cell office:value-type="float" office:value="193.820542313779">
            <text:p>193.82</text:p>
          </table:table-cell>
          <table:table-cell office:value-type="float" office:value="16.5458636199661">
            <text:p>16.5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884.90308427085">
            <text:p>7884.9</text:p>
          </table:table-cell>
          <table:table-cell office:value-type="float" office:value="194.208183398407">
            <text:p>194.21</text:p>
          </table:table-cell>
          <table:table-cell office:value-type="float" office:value="16.1582225353385">
            <text:p>16.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690.30648450565">
            <text:p>7690.31</text:p>
          </table:table-cell>
          <table:table-cell office:value-type="float" office:value="194.596599765204">
            <text:p>194.6</text:p>
          </table:table-cell>
          <table:table-cell office:value-type="float" office:value="15.7698061685417">
            <text:p>15.7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95.32069154092">
            <text:p>7495.32</text:p>
          </table:table-cell>
          <table:table-cell office:value-type="float" office:value="194.985792964734">
            <text:p>194.99</text:p>
          </table:table-cell>
          <table:table-cell office:value-type="float" office:value="15.3806129690113">
            <text:p>15.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299.94492699025">
            <text:p>7299.94</text:p>
          </table:table-cell>
          <table:table-cell office:value-type="float" office:value="195.375764550664">
            <text:p>195.38</text:p>
          </table:table-cell>
          <table:table-cell office:value-type="float" office:value="14.9906413830818">
            <text:p>14.9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04.17841091049">
            <text:p>7104.18</text:p>
          </table:table-cell>
          <table:table-cell office:value-type="float" office:value="195.766516079765">
            <text:p>195.77</text:p>
          </table:table-cell>
          <table:table-cell office:value-type="float" office:value="14.5998898539805">
            <text:p>14.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908.02036179856">
            <text:p>6908.02</text:p>
          </table:table-cell>
          <table:table-cell office:value-type="float" office:value="196.158049111924">
            <text:p>196.16</text:p>
          </table:table-cell>
          <table:table-cell office:value-type="float" office:value="14.208356821821">
            <text:p>14.2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711.46999658841">
            <text:p>6711.47</text:p>
          </table:table-cell>
          <table:table-cell office:value-type="float" office:value="196.550365210148">
            <text:p>196.55</text:p>
          </table:table-cell>
          <table:table-cell office:value-type="float" office:value="13.8160407235971">
            <text:p>13.8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14.52653064784">
            <text:p>6514.53</text:p>
          </table:table-cell>
          <table:table-cell office:value-type="float" office:value="196.943465940569">
            <text:p>196.94</text:p>
          </table:table-cell>
          <table:table-cell office:value-type="float" office:value="13.4229399931768">
            <text:p>13.4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317.1891777754">
            <text:p>6317.19</text:p>
          </table:table-cell>
          <table:table-cell office:value-type="float" office:value="197.33735287245">
            <text:p>197.34</text:p>
          </table:table-cell>
          <table:table-cell office:value-type="float" office:value="13.0290530612957">
            <text:p>13.0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119.4571501972">
            <text:p>6119.46</text:p>
          </table:table-cell>
          <table:table-cell office:value-type="float" office:value="197.732027578195">
            <text:p>197.73</text:p>
          </table:table-cell>
          <table:table-cell office:value-type="float" office:value="12.6343783555508">
            <text:p>12.6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921.32965856385">
            <text:p>5921.33</text:p>
          </table:table-cell>
          <table:table-cell office:value-type="float" office:value="198.127491633351">
            <text:p>198.13</text:p>
          </table:table-cell>
          <table:table-cell office:value-type="float" office:value="12.2389143003944">
            <text:p>12.2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722.80591194723">
            <text:p>5722.81</text:p>
          </table:table-cell>
          <table:table-cell office:value-type="float" office:value="198.523746616618">
            <text:p>198.52</text:p>
          </table:table-cell>
          <table:table-cell office:value-type="float" office:value="11.8426593171277">
            <text:p>11.8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523.88511783738">
            <text:p>5523.89</text:p>
          </table:table-cell>
          <table:table-cell office:value-type="float" office:value="198.920794109851">
            <text:p>198.92</text:p>
          </table:table-cell>
          <table:table-cell office:value-type="float" office:value="11.4456118238945">
            <text:p>11.4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324.56648213931">
            <text:p>5324.57</text:p>
          </table:table-cell>
          <table:table-cell office:value-type="float" office:value="199.318635698071">
            <text:p>199.32</text:p>
          </table:table-cell>
          <table:table-cell office:value-type="float" office:value="11.0477702356748">
            <text:p>11.0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124.84920916984">
            <text:p>5124.85</text:p>
          </table:table-cell>
          <table:table-cell office:value-type="float" office:value="199.717272969467">
            <text:p>199.72</text:p>
          </table:table-cell>
          <table:table-cell office:value-type="float" office:value="10.6491329642786">
            <text:p>10.6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924.73250165444">
            <text:p>4924.73</text:p>
          </table:table-cell>
          <table:table-cell office:value-type="float" office:value="200.116707515406">
            <text:p>200.12</text:p>
          </table:table-cell>
          <table:table-cell office:value-type="float" office:value="10.2496984183397">
            <text:p>10.2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724.215560724">
            <text:p>4724.22</text:p>
          </table:table-cell>
          <table:table-cell office:value-type="float" office:value="200.516940930437">
            <text:p>200.52</text:p>
          </table:table-cell>
          <table:table-cell office:value-type="float" office:value="9.84946500330887">
            <text:p>9.8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523.2975859117">
            <text:p>4523.3</text:p>
          </table:table-cell>
          <table:table-cell office:value-type="float" office:value="200.917974812297">
            <text:p>200.92</text:p>
          </table:table-cell>
          <table:table-cell office:value-type="float" office:value="9.448431121448">
            <text:p>9.4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321.97777514978">
            <text:p>4321.98</text:p>
          </table:table-cell>
          <table:table-cell office:value-type="float" office:value="201.319810761922">
            <text:p>201.32</text:p>
          </table:table-cell>
          <table:table-cell office:value-type="float" office:value="9.04659517182341">
            <text:p>9.0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120.25532476633">
            <text:p>4120.26</text:p>
          </table:table-cell>
          <table:table-cell office:value-type="float" office:value="201.722450383446">
            <text:p>201.72</text:p>
          </table:table-cell>
          <table:table-cell office:value-type="float" office:value="8.64395555029956">
            <text:p>8.6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18.12942948212">
            <text:p>3918.13</text:p>
          </table:table-cell>
          <table:table-cell office:value-type="float" office:value="202.125895284213">
            <text:p>202.13</text:p>
          </table:table-cell>
          <table:table-cell office:value-type="float" office:value="8.24051064953267">
            <text:p>8.2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715.59928240734">
            <text:p>3715.6</text:p>
          </table:table-cell>
          <table:table-cell office:value-type="float" office:value="202.530147074781">
            <text:p>202.53</text:p>
          </table:table-cell>
          <table:table-cell office:value-type="float" office:value="7.83625885896424">
            <text:p>7.8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512.66407503841">
            <text:p>3512.66</text:p>
          </table:table-cell>
          <table:table-cell office:value-type="float" office:value="202.935207368931">
            <text:p>202.94</text:p>
          </table:table-cell>
          <table:table-cell office:value-type="float" office:value="7.43119856481468">
            <text:p>7.4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09.32299725474">
            <text:p>3309.32</text:p>
          </table:table-cell>
          <table:table-cell office:value-type="float" office:value="203.341077783669">
            <text:p>203.34</text:p>
          </table:table-cell>
          <table:table-cell office:value-type="float" office:value="7.02532815007682">
            <text:p>7.0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105.57523731551">
            <text:p>3105.58</text:p>
          </table:table-cell>
          <table:table-cell office:value-type="float" office:value="203.747759939236">
            <text:p>203.75</text:p>
          </table:table-cell>
          <table:table-cell office:value-type="float" office:value="6.61864599450948">
            <text:p>6.6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901.41998185639">
            <text:p>2901.42</text:p>
          </table:table-cell>
          <table:table-cell office:value-type="float" office:value="204.155255459114">
            <text:p>204.16</text:p>
          </table:table-cell>
          <table:table-cell office:value-type="float" office:value="6.21115047463101">
            <text:p>6.2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696.85641588636">
            <text:p>2696.86</text:p>
          </table:table-cell>
          <table:table-cell office:value-type="float" office:value="204.563565970033">
            <text:p>204.56</text:p>
          </table:table-cell>
          <table:table-cell office:value-type="float" office:value="5.80283996371278">
            <text:p>5.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91.88372278439">
            <text:p>2491.88</text:p>
          </table:table-cell>
          <table:table-cell office:value-type="float" office:value="204.972693101973">
            <text:p>204.97</text:p>
          </table:table-cell>
          <table:table-cell office:value-type="float" office:value="5.39371283177272">
            <text:p>5.3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86.50108429621">
            <text:p>2286.5</text:p>
          </table:table-cell>
          <table:table-cell office:value-type="float" office:value="205.382638488177">
            <text:p>205.38</text:p>
          </table:table-cell>
          <table:table-cell office:value-type="float" office:value="4.98376744556877">
            <text:p>4.9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80.70768053106">
            <text:p>2080.71</text:p>
          </table:table-cell>
          <table:table-cell office:value-type="float" office:value="205.793403765153">
            <text:p>205.79</text:p>
          </table:table-cell>
          <table:table-cell office:value-type="float" office:value="4.57300216859242">
            <text:p>4.5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74.50268995837">
            <text:p>1874.5</text:p>
          </table:table-cell>
          <table:table-cell office:value-type="float" office:value="206.204990572683">
            <text:p>206.2</text:p>
          </table:table-cell>
          <table:table-cell office:value-type="float" office:value="4.16141536106211">
            <text:p>4.1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67.88528940454">
            <text:p>1667.89</text:p>
          </table:table-cell>
          <table:table-cell office:value-type="float" office:value="206.617400553829">
            <text:p>206.62</text:p>
          </table:table-cell>
          <table:table-cell office:value-type="float" office:value="3.74900537991675">
            <text:p>3.7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60.85465404961">
            <text:p>1460.85</text:p>
          </table:table-cell>
          <table:table-cell office:value-type="float" office:value="207.030635354936">
            <text:p>207.03</text:p>
          </table:table-cell>
          <table:table-cell office:value-type="float" office:value="3.33577057880909">
            <text:p>3.3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53.40995742396">
            <text:p>1253.41</text:p>
          </table:table-cell>
          <table:table-cell office:value-type="float" office:value="207.444696625646">
            <text:p>207.44</text:p>
          </table:table-cell>
          <table:table-cell office:value-type="float" office:value="2.92170930809921">
            <text:p>2.9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45.55037140506">
            <text:p>1045.55</text:p>
          </table:table-cell>
          <table:table-cell office:value-type="float" office:value="207.859586018898">
            <text:p>207.86</text:p>
          </table:table-cell>
          <table:table-cell office:value-type="float" office:value="2.50681991484792">
            <text:p>2.5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37.275066214128">
            <text:p>837.28</text:p>
          </table:table-cell>
          <table:table-cell office:value-type="float" office:value="208.275305190935">
            <text:p>208.28</text:p>
          </table:table-cell>
          <table:table-cell office:value-type="float" office:value="2.09110074281013">
            <text:p>2.0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28.583210412811">
            <text:p>628.58</text:p>
          </table:table-cell>
          <table:table-cell office:value-type="float" office:value="208.691855801317">
            <text:p>208.69</text:p>
          </table:table-cell>
          <table:table-cell office:value-type="float" office:value="1.67455013242826">
            <text:p>1.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19.473970899891">
            <text:p>419.47</text:p>
          </table:table-cell>
          <table:table-cell office:value-type="float" office:value="209.10923951292">
            <text:p>209.11</text:p>
          </table:table-cell>
          <table:table-cell office:value-type="float" office:value="1.25716642082562">
            <text:p>1.2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9.946512907945">
            <text:p>209.95</text:p>
          </table:table-cell>
          <table:table-cell office:value-type="float" office:value="209.527457991946">
            <text:p>209.53</text:p>
          </table:table-cell>
          <table:table-cell office:value-type="float" office:value="0.838947941799782">
            <text:p>0.8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0000015830892152735">
            <text:p>0</text:p>
          </table:table-cell>
          <table:table-cell office:value-type="float" office:value="209.94651290793">
            <text:p>209.95</text:p>
          </table:table-cell>
          <table:table-cell office:value-type="float" office:value="0.419893025815891">
            <text:p>0.4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8">28/10/2009</text:date>, <text:time>19:1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8T13:31:15</meta:creation-date>
    <dc:date>2009-10-28T19:14:54</dc:date>
    <meta:editing-duration>PT00H56M49S</meta:editing-duration>
    <meta:editing-cycles>4</meta:editing-cycles>
    <meta:generator>OpenOffice.org/3.0$Linux OpenOffice.org_project/300m15$Build-9379</meta:generator>
    <meta:document-statistic meta:table-count="3" meta:cell-count="407" meta:object-count="0"/>
  </office:meta>
</office:document-meta>
</file>